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draw:marker-start="Arrow" draw:marker-start-width="0.375cm" draw:marker-end="Arrow" draw:marker-end-width="0.37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paragraph-properties fo:line-height="100%" fo:text-align="center"/>
      <style:text-properties fo:font-size="20pt" style:font-size-asian="20pt" style:font-size-complex="20pt"/>
    </style:style>
    <style:style style:name="P2" style:family="paragraph">
      <style:paragraph-properties fo:line-height="100%" fo:text-align="start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font-family="Calibri" style:font-family-generic="swiss" style:font-pitch="variable" fo:font-size="20pt" style:font-size-asian="20pt" style:font-size-complex="20pt"/>
    </style:style>
    <style:style style:name="P5" style:family="paragraph">
      <style:paragraph-properties fo:line-height="150%" fo:text-align="center"/>
      <style:text-properties fo:font-size="20pt" style:font-size-asian="20pt" style:font-size-complex="20pt"/>
    </style:style>
    <style:style style:name="P6" style:family="paragraph">
      <style:paragraph-properties fo:line-height="100%" fo:text-align="center"/>
      <style:text-properties fo:font-family="Calibri" style:font-family-generic="swiss" style:font-pitch="variable" fo:font-size="20pt" style:font-size-asian="20pt" style:font-size-complex="20pt"/>
    </style:style>
    <style:style style:name="P7" style:family="paragraph">
      <style:paragraph-properties fo:text-align="center"/>
    </style:style>
    <style:style style:name="P8" style:family="paragraph">
      <style:text-properties fo:font-family="Calibri" style:font-family-generic="swiss" style:font-pitch="variable"/>
    </style:style>
    <style:style style:name="T1" style:family="text">
      <style:text-properties fo:font-family="Calibri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2" style:family="text">
      <style:text-properties fo:font-family="Calibri" style:font-family-generic="swiss" style:font-pitch="variable" fo:font-size="18pt" style:font-size-asian="18pt" style:font-size-complex="18pt"/>
    </style:style>
    <style:style style:name="T3" style:family="text">
      <style:text-properties fo:font-family="Calibri" style:font-family-generic="swiss" style:font-pitch="variable" fo:font-size="18pt" fo:font-style="italic" style:font-size-asian="18pt" style:font-style-asian="italic" style:font-size-complex="18pt" style:font-style-complex="italic"/>
    </style:style>
    <style:style style:name="T4" style:family="text">
      <style:text-properties fo:font-family="Calibri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5" style:family="text">
      <style:text-properties fo:font-family="Calibri" style:font-family-generic="swiss" style:font-pitch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4" xml:id="id1" draw:id="id1" draw:layer="layout" svg:width="6.5cm" svg:height="2.8cm" svg:x="0.6cm" svg:y="3.6cm">
          <draw:glue-point draw:id="4" svg:x="5cm" svg:y="-2.142cm"/>
          <draw:glue-point draw:id="5" svg:x="5cm" svg:y="2.142cm"/>
          <text:p text:style-name="P1"><text:span text:style-name="T1">Descriptor in S</text:span></text:p>
          <text:p text:style-name="P2"><text:span text:style-name="T2"><text:tab/></text:span><text:span text:style-name="T2">UI: </text:span><text:span text:style-name="T2"><text:tab/></text:span><text:span text:style-name="T2"><text:tab/></text:span><text:span text:style-name="T3">D01</text:span></text:p>
          <text:p text:style-name="P3"><text:span text:style-name="T2"><text:tab/></text:span><text:span text:style-name="T2">Name: </text:span><text:span text:style-name="T2"><text:tab/></text:span><text:span text:style-name="T3">foo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xml:id="id2" draw:id="id2" draw:layer="layout" svg:width="6.5cm" svg:height="2.8cm" svg:x="15cm" svg:y="0.7cm">
          <text:p text:style-name="P5"><text:span text:style-name="T1">Descriptor in T</text:span></text:p>
          <text:p text:style-name="P2"><text:span text:style-name="T2"><text:tab/></text:span><text:span text:style-name="T2">UI: </text:span><text:span text:style-name="T2"><text:tab/></text:span><text:span text:style-name="T2"><text:tab/></text:span><text:span text:style-name="T4">D99</text:span></text:p>
          <text:p text:style-name="P3"><text:span text:style-name="T2"><text:tab/></text:span><text:span text:style-name="T2">Name: </text:span><text:span text:style-name="T2"><text:tab/></text:span><text:span text:style-name="T3">foo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xml:id="id3" draw:id="id3" draw:layer="layout" svg:width="6.5cm" svg:height="2.8cm" svg:x="15cm" svg:y="6.5cm">
          <text:p text:style-name="P1"><text:span text:style-name="T1">Descriptor in T</text:span></text:p>
          <text:p text:style-name="P2"><text:span text:style-name="T2"><text:tab/></text:span><text:span text:style-name="T2">UI: </text:span><text:span text:style-name="T2"><text:tab/></text:span><text:span text:style-name="T2"><text:tab/></text:span><text:span text:style-name="T3">D01</text:span></text:p>
          <text:p text:style-name="P2"><text:span text:style-name="T2"><text:tab/></text:span><text:span text:style-name="T2">Name: </text:span><text:span text:style-name="T2"><text:tab/></text:span><text:span text:style-name="T4">ba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7" draw:layer="layout" svg:x1="7.1cm" svg:y1="4.401cm" svg:x2="15cm" svg:y2="2.1cm" draw:start-shape="id1" draw:start-glue-point="4" draw:end-shape="id2" svg:d="m7100 4401h3951v-2301h3949">
          <text:p/>
        </draw:connector>
        <draw:connector draw:style-name="gr2" draw:text-style-name="P7" draw:layer="layout" svg:x1="7.1cm" svg:y1="5.599cm" svg:x2="15cm" svg:y2="7.9cm" draw:start-shape="id1" draw:start-glue-point="5" draw:end-shape="id3" svg:d="m7100 5599h3951v2301h3949">
          <text:p/>
        </draw:connector>
        <draw:frame draw:style-name="gr3" draw:text-style-name="P8" draw:layer="layout" svg:width="4cm" svg:height="1.026cm" svg:x="7.5cm" svg:y="3.2cm">
          <draw:text-box>
            <text:p text:style-name="P8"><text:span text:style-name="T5">Name gleich</text:span></text:p>
          </draw:text-box>
        </draw:frame>
        <draw:frame draw:style-name="gr3" draw:text-style-name="P8" draw:layer="layout" svg:width="3.1cm" svg:height="1.026cm" svg:x="7.6cm" svg:y="5.6cm">
          <draw:text-box>
            <text:p text:style-name="P8"><text:span text:style-name="T5">UI gleic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PGothic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2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hilipp Lucas</meta:initial-creator>
    <meta:creation-date>2012-10-12T15:30:10.49</meta:creation-date>
    <dc:date>2012-10-15T11:18:44.74</dc:date>
    <dc:creator>Philipp Lucas</dc:creator>
    <meta:editing-duration>PT5H31M7S</meta:editing-duration>
    <meta:editing-cycles>8</meta:editing-cycles>
    <meta:generator>OpenOffice.org/3.4$Win32 OpenOffice.org_project/340m1$Build-9590</meta:generator>
    <meta:document-statistic meta:object-count="7"/>
  </office:meta>
</office:document-meta>
</file>